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596" officeooo:paragraph-rsid="00170596"/>
    </style:style>
    <style:style style:name="P2" style:family="paragraph" style:parent-style-name="Standard">
      <style:text-properties officeooo:rsid="00170596" officeooo:paragraph-rsid="00170596"/>
    </style:style>
    <style:style style:name="P3" style:family="paragraph" style:parent-style-name="Standard">
      <style:text-properties officeooo:rsid="0018c15b" officeooo:paragraph-rsid="0018c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docker run –name exercise3,server -te Ubuntu:20.04</text:p>
      <text:p text:style-name="P1">user</text:p>
      <text:p text:style-name="P1">apt-get update</text:p>
      <text:p text:style-name="P1">apt-get install -y openssh-server</text:p>
      <text:p text:style-name="P1"/>
      <text:p text:style-name="P1">nano /etc/ssh/sshd_config</text:p>
      <text:p text:style-name="P1"/>
      <text:p text:style-name="P1">port 33</text:p>
      <text:p text:style-name="P1"/>
      <text:p text:style-name="P1">service ssh restart</text:p>
      <text:p text:style-name="P1"/>
      <text:p text:style-name="P1">useradd user1 -p user1server</text:p>
      <text:p text:style-name="P1"/>
      <text:p text:style-name="P1">o passwd user1 </text:p>
      <text:p text:style-name="P1">user1server </text:p>
      <text:p text:style-name="P1"/>
      <text:p text:style-name="P1">mkdir /run/sshd</text:p>
      <text:p text:style-name="P1"/>
      <text:p text:style-name="P3">docker network create server-client</text:p>
      <text:p text:style-name="P3">docker create –name contaner1 --network server-client nombre imagen</text:p>
      <text:p text:style-name="P3">docker network connect server-client ex3-cli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9:47:18.049000000</meta:creation-date>
    <dc:date>2023-03-22T17:09:35.768000000</dc:date>
    <meta:editing-duration>PT1H32M28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4" meta:word-count="49" meta:character-count="376" meta:non-whitespace-character-count="340"/>
  </office:meta>
</office:document-meta>
</file>